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3"/>
    <style:style style:name="P4" style:family="paragraph" style:parent-style-name="Standard" style:master-page-name="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language="sk" fo:country="SK"/>
    </style:style>
    <style:style style:name="T2" style:family="text">
      <style:text-properties fo:language="sk" fo:country="SK"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 fo:language="en" fo:country="US" style:font-size-asian="10pt" style:font-size-complex="10pt"/>
    </style:style>
    <style:style style:name="T7" style:family="text">
      <style:text-properties fo:font-size="10pt" fo:language="sk" fo:country="SK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estovací formulár</text:span></text:p>
      <text:p text:style-name="Standard"/>
      <text:list xml:id="list8792007173337508396" text:style-name="L2">
        <text:list-item>
          <text:p text:style-name="P1">Zisti hodnotu RMSE a MFE pre piatu hodinu predpovede <text:span text:style-name="T3">(</text:span><text:span text:style-name="T4">forecast hour</text:span><text:span text:style-name="T3">)</text:span> v Júny.</text:p>
        </text:list-item>
      </text:list>
      <text:p text:style-name="Standard"/>
      <text:p text:style-name="Standard"><text:tab/>RMSE:<text:tab/><text:tab/>MFE:</text:p>
      <text:p text:style-name="Standard"/>
      <text:list xml:id="list37323127" text:continue-numbering="true" text:style-name="L2">
        <text:list-item>
          <text:p text:style-name="P1">Pre Máj nájdi 2 hodnoty predpovedí, ktoré sa výrazne líšia od ostatných hodnôt (tzv. outlierov).</text:p>
        </text:list-item>
      </text:list>
      <text:p text:style-name="Standard"><text:tab/></text:p>
      <text:list xml:id="list7676405691571912947" text:style-name="L3">
        <text:list-item>
          <text:list>
            <text:list-item>
              <text:list>
                <text:list-item>
                  <text:p text:style-name="P3">Hodnota:<text:tab/><text:tab/>Predpoveď:</text:p>
                  <text:p text:style-name="P3"/>
                </text:list-item>
                <text:list-item>
                  <text:p text:style-name="P3">Hodnota:<text:tab/><text:tab/>Predpoveď:</text:p>
                </text:list-item>
              </text:list>
            </text:list-item>
          </text:list>
        </text:list-item>
      </text:list>
      <text:p text:style-name="Standard"/>
      <text:list xml:id="list37336817" text:continue-list="list37323127" text:style-name="L2">
        <text:list-item>
          <text:p text:style-name="P1">Nájdi aká predpovedaná hodina <text:span text:style-name="T3">(</text:span><text:span text:style-name="T4">forecast hour</text:span><text:span text:style-name="T3">) </text:span>mala pre Január najväčšiu priemernú chybu.</text:p>
        </text:list-item>
      </text:list>
      <text:p text:style-name="Standard"><text:tab/></text:p>
      <text:p text:style-name="Standard"><text:tab/></text:p>
      <text:p text:style-name="Standard"/>
      <text:list xml:id="list37339190" text:continue-numbering="true" text:style-name="L2">
        <text:list-item>
          <text:p text:style-name="P1">Nájdi, v ktorom období (napr. mesiac) v roku bola priemerná chyba najnižšia.</text:p>
        </text:list-item>
      </text:list>
      <text:p text:style-name="Standard"/>
      <text:p text:style-name="Standard"><text:tab/></text:p>
      <text:p text:style-name="Standard"/>
      <text:list xml:id="list37342589" text:continue-numbering="true" text:style-name="L2">
        <text:list-item>
          <text:p text:style-name="P1">Porovnaj rozptyl chýb na začiatku a konci predpovede pre December. </text:p>
          <text:p text:style-name="P1"><text:span text:style-name="T4"/></text:p>
          <text:p text:style-name="P1"><text:span text:style-name="T2">V</text:span><text:span text:style-name="T4">ä</text:span><text:span text:style-name="T2">čší <text:s/></text:span><text:span text:style-name="T1">/ <text:s/></text:span><text:span text:style-name="T2">Menší <text:s/></text:span><text:span text:style-name="T1">/ <text:s/></text:span><text:span text:style-name="T6">(</text:span><text:span text:style-name="T7">Približne</text:span><text:span text:style-name="T6">)</text:span><text:span text:style-name="T3"> </text:span><text:span text:style-name="T2">Rovnaký</text:span></text:p>
        </text:list-item>
      </text:list>
      <text:p text:style-name="Standard"/>
      <text:list xml:id="list37353435" text:continue-numbering="true" text:style-name="L2">
        <text:list-item>
          <text:p text:style-name="P1">Zisti, či je priemerná chyba najnižšia v blízkom okolí desiatej hodiny. </text:p>
          <text:p text:style-name="P1"><text:span text:style-name="T1"/></text:p>
          <text:p text:style-name="P1"><text:span text:style-name="T2">ÁNO </text:span><text:span text:style-name="T1">/ </text:span><text:span text:style-name="T2">NIE</text:span></text:p>
        </text:list-item>
      </text:list>
      <text:p text:style-name="Standard"/>
      <text:list xml:id="list37345756" text:continue-numbering="true" text:style-name="L2">
        <text:list-item>
          <text:p text:style-name="P1">Zisti, či model skôr nadhodnocuje alebo podhodnocuje predpovede.</text:p>
          <text:p text:style-name="P1"><text:span text:style-name="T3">(</text:span><text:span text:style-name="T1">záporné hodnoty = podhodnotenie, kladné hodnoty = nadhodnotenie</text:span><text:span text:style-name="T3">)</text:span> </text:p>
        </text:list-item>
      </text:list>
      <text:p text:style-name="Standard"><text:span text:style-name="T5"/></text:p>
      <text:p text:style-name="Standard"><text:span text:style-name="T5"><text:tab/>Nadhodnocuje </text:span>/ <text:span text:style-name="T5">Podhodnocuje</text:span></text:p>
      <text:p text:style-name="Standard"/>
      <text:list xml:id="list37341570" text:continue-numbering="true" text:style-name="L2">
        <text:list-item>
          <text:p text:style-name="P1">Zisti, ktorú predpovednú hodinu <text:span text:style-name="T3">(</text:span><text:span text:style-name="T4">forecast hour</text:span><text:span text:style-name="T3">)</text:span> zvyknú byť predpovede najviac a najmenej presné.</text:p>
        </text:list-item>
      </text:list>
      <text:p text:style-name="Standard"/>
      <text:p text:style-name="Standard"><text:tab/>Najmenej:<text:tab/><text:tab/><text:tab/>Najviac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81cm" fo:margin-right="1.21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ek Kružliak</meta:initial-creator>
    <meta:creation-date>2015-04-18T16:14:33.85</meta:creation-date>
    <dc:date>2015-04-18T17:17:19.28</dc:date>
    <dc:creator>Marek Kružliak</dc:creator>
    <meta:editing-duration>PT1H2M39S</meta:editing-duration>
    <meta:editing-cycles>21</meta:editing-cycles>
    <meta:generator>OpenOffice/4.1.0$Win32 OpenOffice.org_project/410m18$Build-9764</meta:generator>
    <meta:document-statistic meta:table-count="0" meta:image-count="0" meta:object-count="0" meta:page-count="1" meta:paragraph-count="21" meta:word-count="134" meta:character-count="892"/>
  </office:meta>
</office:document-meta>
</file>